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21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85979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85979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29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0784d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ae5e" style:font-size-asian="10pt" style:font-size-complex="10pt"/>
    </style:style>
    <style:style style:name="T6" style:family="text">
      <style:text-properties fo:font-size="10pt" officeooo:rsid="0012cf0f" style:font-size-asian="10pt" style:font-size-complex="10pt"/>
    </style:style>
    <style:style style:name="T7" style:family="text">
      <style:text-properties fo:font-size="10pt" officeooo:rsid="0014ca9a" style:font-size-asian="10pt" style:font-size-complex="10pt"/>
    </style:style>
    <style:style style:name="T8" style:family="text">
      <style:text-properties fo:font-size="10pt" officeooo:rsid="0017f113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11" style:family="text">
      <style:text-properties officeooo:rsid="000fd72c"/>
    </style:style>
    <style:style style:name="T12" style:family="text">
      <style:text-properties officeooo:rsid="00100429"/>
    </style:style>
    <style:style style:name="T13" style:family="text">
      <style:text-properties officeooo:rsid="0012cf0f"/>
    </style:style>
    <style:style style:name="T14" style:family="text">
      <style:text-properties officeooo:rsid="0014ca9a"/>
    </style:style>
    <style:style style:name="T15" style:family="text">
      <style:text-properties officeooo:rsid="0017b791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178_3953744620"/><text:bookmark-start text:name="__DdeLink__204_3953744620"/><text:bookmark-start text:name="__DdeLink__172_3953744620"/><text:span text:style-name="T12">ALGEBRA </text:span><text:bookmark-start text:name="__DdeLink__170_3953744620"/><text:bookmark-end text:name="__DdeLink__172_3953744620"/>SKILL LEVEL 1:<text:bookmark-end text:name="__DdeLink__170_3953744620"/></text:p>
      <text:p text:style-name="P3"><text:bookmark-start text:name="__DdeLink__4_1051536132"/>INPUTS: </text:p>
      <text:p text:style-name="P10">X = 250 //ITEM PRICE</text:p>
      <text:p text:style-name="P11">V = 12% //<text:bookmark-start text:name="__DdeLink__6_1051536132"/>VA<text:span text:style-name="T3">LUE ADDED </text:span>T<text:span text:style-name="T3">AX (VAT)</text:span><text:bookmark-end text:name="__DdeLink__6_1051536132"/></text:p>
      <text:p text:style-name="P28"><text:bookmark-start text:name="__DdeLink__324_4260413120"/>Q = ? //ITEM PRICE WITH VAT</text:p>
      <text:p text:style-name="P28"><text:bookmark-end text:name="__DdeLink__324_4260413120"/></text:p>
      <text:p text:style-name="P15"><text:span text:style-name="T5">TANONG</text:span><text:span text:style-name="T4">: WHAT IS ITEM PRICE WITH VAT?</text:span></text:p>
      <text:p text:style-name="P15"><text:span text:style-name="T5">SAGOT</text:span><text:span text:style-name="T4">:</text:span><text:bookmark-end text:name="__DdeLink__4_1051536132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3"><text:bookmark-start text:name="__DdeLink__321_4260413120"/><text:span text:style-name="T8">Q = X + X*V</text:span></text:p>
      <text:p text:style-name="P23"><text:bookmark-start text:name="__DdeLink__318_4260413120"/><text:span text:style-name="T8">Q = 250 + </text:span><text:span text:style-name="T10">250*0.12</text:span></text:p>
      <text:p text:style-name="P25"><text:bookmark-end text:name="__DdeLink__318_4260413120"/><text:span text:style-name="T4">Q = </text:span><text:span text:style-name="T9">250 + 30</text:span></text:p>
      <text:p text:style-name="P25"><draw:custom-shape text:anchor-type="paragraph" draw:z-index="0" draw:name="Shape1" draw:style-name="gr1" draw:text-style-name="P29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Q = 280</text:span></text:p>
      <text:p text:style-name="P25"><text:bookmark-end text:name="__DdeLink__321_4260413120"/><text:span text:style-name="T4"/></text:p>
      <text:p text:style-name="P10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9"><text:bookmark-start text:name="__DdeLink__186_3953744620"/><text:bookmark-start text:name="__DdeLink__172_39537446201"/><text:span text:style-name="T12">ALGEBRA </text:span><text:bookmark-start text:name="__DdeLink__170_39537446201"/><text:bookmark-end text:name="__DdeLink__172_39537446201"/>SKILL LEVEL <text:span text:style-name="T13">2</text:span>:<text:bookmark-end text:name="__DdeLink__186_3953744620"/><text:bookmark-end text:name="__DdeLink__170_39537446201"/></text:p>
      <text:p text:style-name="P5"><text:bookmark-start text:name="__DdeLink__4_10515361321"/>INPUTS: </text:p>
      <text:p text:style-name="P12"><text:bookmark-start text:name="__DdeLink__191_3953744620"/>X = ? //ITEM PRICE</text:p>
      <text:p text:style-name="P12">V = 12% //<text:bookmark-start text:name="__DdeLink__6_10515361321"/>VA<text:span text:style-name="T3">LUE ADDED </text:span>T<text:span text:style-name="T3">AX (VAT)</text:span><text:bookmark-end text:name="__DdeLink__6_10515361321"/></text:p>
      <text:p text:style-name="P17"><text:span text:style-name="T7">Q</text:span><text:span text:style-name="T6"> = 364 //ITEM PRICE WITH VAT</text:span><text:bookmark-end text:name="__DdeLink__191_3953744620"/></text:p>
      <text:p text:style-name="P12"/>
      <text:p text:style-name="P17"><text:span text:style-name="T5">TANONG</text:span><text:span text:style-name="T4">: </text:span><text:bookmark-start text:name="__DdeLink__194_3953744620"/><text:span text:style-name="T4">WHAT IS ITEM PRICE </text:span><text:span text:style-name="T6">WITHOUT VAT</text:span><text:span text:style-name="T4">?</text:span><text:bookmark-end text:name="__DdeLink__194_3953744620"/></text:p>
      <text:p text:style-name="P17"><text:span text:style-name="T5">SAGOT</text:span><text:span text:style-name="T4">:</text:span><text:bookmark-end text:name="__DdeLink__4_10515361321"/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bookmark-start text:name="__DdeLink__172_39537446202"/><text:bookmark-start text:name="__DdeLink__178_39537446201"/><text:span text:style-name="T12">ALGEBRA </text:span><text:bookmark-start text:name="__DdeLink__170_39537446202"/><text:bookmark-end text:name="__DdeLink__172_39537446202"/><text:span text:style-name="T11">SKILL LEVEL 1:</text:span><text:bookmark-end text:name="__DdeLink__170_39537446202"/></text:p>
      <text:p text:style-name="P6"><text:bookmark-start text:name="__DdeLink__4_10515361322"/>INPUTS: </text:p>
      <text:p text:style-name="P14">X = 250 //ITEM PRICE</text:p>
      <text:p text:style-name="P14">V = 12% //<text:bookmark-start text:name="__DdeLink__6_10515361322"/>VA<text:span text:style-name="T3">LUE ADDED </text:span>T<text:span text:style-name="T3">AX (VAT)</text:span><text:bookmark-end text:name="__DdeLink__6_10515361322"/></text:p>
      <text:p text:style-name="P28">Q = ? //ITEM PRICE WITH VAT</text:p>
      <text:p text:style-name="P28"/>
      <text:p text:style-name="P19"><text:span text:style-name="T5">TANONG</text:span><text:span text:style-name="T4">: WHAT IS ITEM PRICE WITH VAT?</text:span></text:p>
      <text:p text:style-name="P19"><text:span text:style-name="T5">SAGOT</text:span><text:span text:style-name="T4">:</text:span><text:bookmark-end text:name="__DdeLink__4_10515361322"/></text:p>
      <text:p text:style-name="P14"><text:bookmark-end text:name="__DdeLink__178_39537446201"/></text:p>
      <text:p text:style-name="P14"/>
      <text:p text:style-name="P14"/>
      <text:p text:style-name="P14"/>
      <text:p text:style-name="P14"/>
      <text:p text:style-name="P24"><text:span text:style-name="T8">Q = X + X*V</text:span></text:p>
      <text:p text:style-name="P24"><text:bookmark-start text:name="__DdeLink__318_42604131201"/><text:span text:style-name="T8">Q = 250 + </text:span><text:span text:style-name="T10">250*0.12</text:span></text:p>
      <text:p text:style-name="P26"><text:bookmark-end text:name="__DdeLink__318_42604131201"/><text:span text:style-name="T4">Q = </text:span><text:span text:style-name="T9">250 + 30</text:span></text:p>
      <text:p text:style-name="P26"><draw:custom-shape text:anchor-type="paragraph" draw:z-index="1" draw:name="Shape1_0" draw:style-name="gr1" draw:text-style-name="P29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Q = 280</text:span></text:p>
      <text:p text:style-name="P14"/>
      <text:p text:style-name="P14"><text:bookmark-start text:name="__DdeLink__196_39537446201"/>-----<text:bookmark-end text:name="__DdeLink__196_39537446201"/></text:p>
      <text:p text:style-name="P7"><text:bookmark-start text:name="__DdeLink__172_395374462011"/><text:span text:style-name="T12">ALGEBRA </text:span><text:bookmark-start text:name="__DdeLink__170_395374462011"/><text:bookmark-end text:name="__DdeLink__172_395374462011"/><text:span text:style-name="T11">SKILL LEVEL </text:span><text:span text:style-name="T13">2</text:span><text:span text:style-name="T11">:</text:span><text:bookmark-end text:name="__DdeLink__170_395374462011"/></text:p>
      <text:p text:style-name="P4">INPUTS: </text:p>
      <text:p text:style-name="P13">X = ? //ITEM PRICE</text:p>
      <text:p text:style-name="P13">V = 12% //<text:bookmark-start text:name="__DdeLink__6_105153613211"/>VA<text:span text:style-name="T3">LUE ADDED </text:span>T<text:span text:style-name="T3">AX (VAT)</text:span><text:bookmark-end text:name="__DdeLink__6_105153613211"/></text:p>
      <text:p text:style-name="P13"><text:span text:style-name="T14">Q</text:span><text:span text:style-name="T13"> = 364 //ITEM PRICE WITH VAT</text:span></text:p>
      <text:p text:style-name="P11"/>
      <text:p text:style-name="P18"><text:span text:style-name="T5">TANONG</text:span><text:span text:style-name="T4">: WHAT IS ITEM PRICE </text:span><text:span text:style-name="T6">WITHOUT VAT</text:span><text:span text:style-name="T4">?</text:span></text:p>
      <text:p text:style-name="P16"><text:span text:style-name="T5">SAGOT</text:span><text:span text:style-name="T4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17b791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11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11T15:39:52.369298869</dc:date>
    <meta:editing-duration>PT33M47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1" meta:paragraph-count="44" meta:word-count="198" meta:character-count="930" meta:non-whitespace-character-count="772"/>
  </office:meta>
</office:document-meta>
</file>